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Roboto" svg:font-family="Roboto"/>
    <style:font-face style:name="arial" svg:font-family="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4pt" fo:font-style="italic" fo:font-weight="bold" officeooo:rsid="00006745" officeooo:paragraph-rsid="00006745" style:font-size-asian="21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fo:font-style="normal" fo:font-weight="normal" officeooo:rsid="00006745" officeooo:paragraph-rsid="00006745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fo:font-style="normal" fo:font-weight="bold" officeooo:rsid="00006745" officeooo:paragraph-rsid="00006745" style:font-size-asian="8.75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5pt" fo:font-style="normal" fo:font-weight="bold" officeooo:rsid="00007686" officeooo:paragraph-rsid="00007686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5pt" fo:font-style="normal" fo:font-weight="bold" officeooo:rsid="00021f48" officeooo:paragraph-rsid="00021f48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5pt" fo:font-style="normal" fo:font-weight="bold" officeooo:rsid="00060229" officeooo:paragraph-rsid="00060229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5pt" fo:font-style="normal" fo:font-weight="bold" officeooo:rsid="00083c0c" officeooo:paragraph-rsid="00083c0c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5pt" fo:font-style="normal" fo:font-weight="bold" officeooo:rsid="00083c0c" officeooo:paragraph-rsid="000bc48e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5pt" fo:language="es" fo:country="ES" fo:font-style="normal" fo:font-weight="bold" officeooo:rsid="000bc48e" officeooo:paragraph-rsid="000bc48e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07686" officeooo:paragraph-rsid="00007686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21f48" officeooo:paragraph-rsid="00021f48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1892c" officeooo:paragraph-rsid="0001892c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9dce4" officeooo:paragraph-rsid="0009dce4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83c0c" officeooo:paragraph-rsid="00083c0c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3pt" fo:font-style="normal" fo:font-weight="normal" officeooo:rsid="00083c0c" officeooo:paragraph-rsid="000bc48e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3pt" fo:language="es" fo:country="ES" fo:font-style="normal" fo:font-weight="normal" officeooo:rsid="000d4641" officeooo:paragraph-rsid="000d4641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3pt" fo:language="es" fo:country="ES" fo:font-style="normal" fo:font-weight="normal" officeooo:rsid="0011f96e" officeooo:paragraph-rsid="0011f96e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3pt" fo:language="es" fo:country="ES" fo:font-style="normal" fo:font-weight="normal" officeooo:rsid="000bc48e" officeooo:paragraph-rsid="000bc48e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21f48" officeooo:paragraph-rsid="00021f4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21f48" officeooo:paragraph-rsid="00023d8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23d83" officeooo:paragraph-rsid="00023d8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34dc3" officeooo:paragraph-rsid="00034dc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4da98" officeooo:paragraph-rsid="0006022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style:font-name="Calibri" fo:font-size="15pt" fo:font-style="normal" fo:font-weight="normal" officeooo:rsid="0009dce4" officeooo:paragraph-rsid="00083c0c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style:font-name="Calibri" fo:font-size="15pt" fo:font-style="normal" fo:font-weight="normal" officeooo:rsid="0009dce4" officeooo:paragraph-rsid="0011f96e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style:font-name="Calibri" fo:font-size="13pt" fo:font-style="normal" fo:font-weight="normal" officeooo:rsid="0009dce4" officeooo:paragraph-rsid="000bc48e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officeooo:paragraph-rsid="000bc48e"/>
    </style:style>
    <style:style style:name="P28" style:family="paragraph" style:parent-style-name="Text_20_body">
      <style:paragraph-properties fo:margin-top="0cm" fo:margin-bottom="0.344cm" loext:contextual-spacing="false" fo:orphans="2" fo:widows="2"/>
      <style:text-properties fo:font-variant="normal" fo:text-transform="none" fo:color="#000000" style:font-name="Roboto" fo:font-size="11pt" fo:letter-spacing="normal" fo:font-style="normal" fo:font-weight="normal" officeooo:paragraph-rsid="000bc48e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Roboto" fo:font-size="11pt" fo:letter-spacing="normal" fo:font-style="normal" fo:font-weight="normal" officeooo:paragraph-rsid="0001892c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136fa7" officeooo:paragraph-rsid="00136fa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5pt" fo:language="es" fo:country="ES" fo:font-style="normal" fo:font-weight="bold" officeooo:rsid="000bc48e" officeooo:paragraph-rsid="000bc48e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3pt" fo:language="es" fo:country="ES" fo:font-style="normal" fo:font-weight="normal" officeooo:rsid="0013be95" officeooo:paragraph-rsid="0013be95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3pt" fo:language="es" fo:country="ES" fo:font-style="normal" fo:font-weight="normal" officeooo:rsid="0014a192" officeooo:paragraph-rsid="0014a192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" fo:font-size="13pt" fo:language="en" fo:country="US" fo:font-style="normal" fo:font-weight="normal" officeooo:rsid="00136fa7" officeooo:paragraph-rsid="00136fa7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" fo:font-size="13pt" fo:language="en" fo:country="US" fo:font-style="normal" fo:font-weight="normal" officeooo:rsid="0013be95" officeooo:paragraph-rsid="0013be95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07686"/>
    </style:style>
    <style:style style:name="T2" style:family="text">
      <style:text-properties officeooo:rsid="0001892c"/>
    </style:style>
    <style:style style:name="T3" style:family="text">
      <style:text-properties officeooo:rsid="00023d83"/>
    </style:style>
    <style:style style:name="T4" style:family="text">
      <style:text-properties officeooo:rsid="00034dc3"/>
    </style:style>
    <style:style style:name="T5" style:family="text">
      <style:text-properties officeooo:rsid="0004da98"/>
    </style:style>
    <style:style style:name="T6" style:family="text">
      <style:text-properties officeooo:rsid="00060229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23d83" style:font-size-asian="12pt" style:font-size-complex="12pt"/>
    </style:style>
    <style:style style:name="T9" style:family="text">
      <style:text-properties fo:font-variant="normal" fo:text-transform="none" fo:color="#273239" style:font-name="Consolas" fo:font-size="12pt" fo:letter-spacing="normal" fo:font-weight="normal" loext:padding="0cm" loext:border="none"/>
    </style:style>
    <style:style style:name="T10" style:family="text">
      <style:text-properties fo:font-variant="normal" fo:text-transform="none" fo:color="#273239" style:font-name="Consolas" fo:font-size="12pt" fo:letter-spacing="normal" fo:font-weight="normal" officeooo:rsid="000bc48e" loext:padding="0cm" loext:border="none"/>
    </style:style>
    <style:style style:name="T11" style:family="text">
      <style:text-properties fo:font-variant="normal" fo:text-transform="none" fo:color="#273239" style:font-name="Consolas" fo:font-size="12pt" fo:letter-spacing="normal" fo:language="es" fo:country="ES" fo:font-style="normal" fo:font-weight="normal" officeooo:rsid="000bc48e" loext:padding="0cm" loext:border="none"/>
    </style:style>
    <style:style style:name="T12" style:family="text">
      <style:text-properties fo:font-variant="normal" fo:text-transform="none" fo:color="#273239" style:font-name="Consolas" fo:font-size="12pt" fo:letter-spacing="normal" fo:language="es" fo:country="ES" fo:font-weight="normal" officeooo:rsid="000bc48e" loext:padding="0cm" loext:border="none"/>
    </style:style>
    <style:style style:name="T13" style:family="text">
      <style:text-properties fo:font-variant="normal" fo:text-transform="none" fo:color="#273239" style:font-name="Consolas" fo:font-size="12pt" fo:letter-spacing="normal" fo:language="es" fo:country="ES" fo:font-weight="normal" officeooo:rsid="000d4641" loext:padding="0cm" loext:border="none"/>
    </style:style>
    <style:style style:name="T14" style:family="text">
      <style:text-properties fo:font-variant="normal" fo:text-transform="none" fo:color="#273239" style:font-name="Calibri" fo:font-size="13pt" fo:letter-spacing="normal" fo:font-weight="normal" style:font-size-asian="13pt" style:font-size-complex="13pt" loext:padding="0cm" loext:border="none"/>
    </style:style>
    <style:style style:name="T15" style:family="text">
      <style:text-properties fo:font-variant="normal" fo:text-transform="none" fo:color="#273239" fo:font-size="13pt" fo:letter-spacing="normal" fo:font-weight="normal" officeooo:rsid="0011f96e" style:font-size-asian="13pt" style:font-size-complex="13pt" loext:padding="0cm" loext:border="none"/>
    </style:style>
    <style:style style:name="T16" style:family="text">
      <style:text-properties fo:font-variant="normal" fo:text-transform="none" fo:color="#202124" style:font-name="arial" fo:font-size="12pt" fo:letter-spacing="normal" fo:font-weight="normal" officeooo:rsid="000bc48e" loext:padding="0cm" loext:border="none"/>
    </style:style>
    <style:style style:name="T17" style:family="text">
      <style:text-properties fo:font-variant="normal" fo:text-transform="none" fo:color="#202124" style:font-name="arial" fo:font-size="12pt" fo:letter-spacing="normal" fo:language="es" fo:country="ES" fo:font-weight="normal" officeooo:rsid="000bc48e" loext:padding="0cm" loext:border="none"/>
    </style:style>
    <style:style style:name="T18" style:family="text">
      <style:text-properties officeooo:rsid="000bc48e"/>
    </style:style>
    <style:style style:name="T19" style:family="text">
      <style:text-properties fo:language="es" fo:country="ES"/>
    </style:style>
    <style:style style:name="T20" style:family="text">
      <style:text-properties fo:language="es" fo:country="ES" officeooo:rsid="000bc48e"/>
    </style:style>
    <style:style style:name="T21" style:family="text">
      <style:text-properties fo:language="es" fo:country="ES" officeooo:rsid="000d4641"/>
    </style:style>
    <style:style style:name="T22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s Operativos – Carpeta</text:p>
      <text:p text:style-name="P2"/>
      <text:p text:style-name="P2">Equipo: Ismael Zás, Yonathan Bengoa,</text:p>
      <text:p text:style-name="P2">Agustin Macias, <text:span text:style-name="T1">Angel Consentino, Mena, Robert Leal</text:span></text:p>
      <text:p text:style-name="P3"/>
      <text:p text:style-name="P4">A) Seleción de distribución de Linux a utilizar, argumentación de la desición y paso a paso de la instalación.</text:p>
      <text:p text:style-name="P10"/>
      <text:p text:style-name="P10">SO: <text:span text:style-name="T2">Linux Mint 20.2 Cinnamon Edition 64 Bits ya que es, gratis, recibe actualizaciones constantes, es ligero aún al ser el más pesado de las 3 versiones y viene con programas preinstalados opcionales los cuales ahorran tiempo post-instalación.</text:span></text:p>
      <text:p text:style-name="P10"/>
      <text:p text:style-name="P12">Requisitos: <text:s/></text:p>
      <text:p text:style-name="P29">2GB RAM (4GB recommended for a comfortable usage).</text:p>
      <text:p text:style-name="P28">20GB of disk space (100GB recommended) <text:s/><text:span text:style-name="T18">1</text:span>024×768 resolution (on lower resolutions, press ALT to drag windows with the mouse if they don’t fit in the screen).</text:p>
      <text:p text:style-name="P5">Pasos para instalar:</text:p>
      <text:p text:style-name="P30">&lt;agregar screenshots&gt;</text:p>
      <text:p text:style-name="P30"/>
      <text:p text:style-name="P11"><text:span text:style-name="T7">1) Descargar la </text:span><text:span text:style-name="T8">ISO</text:span><text:span text:style-name="T7"> desde </text:span><text:a xlink:type="simple" xlink:href="https://blog.linuxmint.com/?p=4102" text:style-name="Internet_20_link" text:visited-style-name="Visited_20_Internet_20_Link"><text:span text:style-name="T7">https://blog.linuxmint.com/?p=4102</text:span></text:a><text:span text:style-name="T7"> (la pagina oficial de Linux Mint)</text:span></text:p>
      <text:p text:style-name="P19"/>
      <text:p text:style-name="P19">2) Ahora tienes 3 opciones, sea que la ISO la quemas en un disco, para instalación en VirtualBox o en un USB STICK, pero nosotros usaremos la del USB STICK.</text:p>
      <text:p text:style-name="P19"/>
      <text:p text:style-name="P11"><text:span text:style-name="T7">3) Descarga Rufus desde </text:span><text:a xlink:type="simple" xlink:href="https://rufus.ie/en/" text:style-name="Internet_20_link" text:visited-style-name="Visited_20_Internet_20_Link"><text:span text:style-name="T7">https://rufus.ie/en/</text:span></text:a><text:span text:style-name="T7"> es para crear el USB Booteable</text:span></text:p>
      <text:p text:style-name="P19"/>
      <text:p text:style-name="P20">4) <text:span text:style-name="T3">Instalar el programa o usar la version portable, la mas conveniente es esta ultima, pero puedes descargar cualquiera.</text:span></text:p>
      <text:p text:style-name="P21">* Al abrir el programa, en Device hay que poner el dispositivo, es decir, a cual USB quieres <text:s/>montar la ISO. </text:p>
      <text:p text:style-name="P21">* En Boot Selection va la ruta de la ISO, la seleccionamos al lado dando a Select. </text:p>
      <text:p text:style-name="P21">* Despues podremos cambiar el nombre del dispositivo en Volume Label y otras opciones pero ahora estamos listos, dando a Start se inicia el montado de la ISO al USB.</text:p>
      <text:p text:style-name="P19"/>
      <text:p text:style-name="P21">5) Con el USB conectado a la PC y esta apagada, presionamos la tecla correspondiente para <text:span text:style-name="T4">iniciar la Boot Device Options y seguidamente iniciamos el USB Booteable.</text:span></text:p>
      <text:p text:style-name="P21"/>
      <text:p text:style-name="P22">6) Nos aparecera diferentes opciones, una de ellas es “Start Linux Mint”, le damos ahí. Y nos llevara a<text:span text:style-name="T5">l escritorio pero Mint no estara instalado para ello le damos a “Install Linux Mint”</text:span></text:p>
      <text:p text:style-name="P23"/>
      <text:p text:style-name="P23">7) <text:span text:style-name="T6">De aquí nos queda seguir la instalación de Linux Mint, es simple no hay que hacer nada fuera de lo común, si hay alguna duda preferiblemente seleccionar “la opcion recomendada”</text:span></text:p>
      <text:p text:style-name="P6"><text:soft-page-break/></text:p>
      <text:p text:style-name="P6">B) Configuración de variables de entorno: Nombre de la empresa, Nombre de producto, Ruta de la carpet de respaldo y/o otras variables que concideren relevantes.</text:p>
      <text:p text:style-name="P25"><text:span text:style-name="Strong_20_Emphasis"><text:span text:style-name="T15">&lt;agregar que son las variables de entorno&gt;</text:span></text:span></text:p>
      <text:p text:style-name="P25"><text:span text:style-name="Strong_20_Emphasis"><text:span text:style-name="T15"/></text:span></text:p>
      <text:p text:style-name="P14">export nom_<text:span text:style-name="T21">empresa</text:span> <text:s/>= “Bit By Bit”</text:p>
      <text:p text:style-name="P14">export nombre_producto = “Aprende Ingles”</text:p>
      <text:p text:style-name="P14">export ruta_respaldo = “/home/admin/Backup/Proyecto”</text:p>
      <text:p text:style-name="P14"/>
      <text:p text:style-name="P7">C) Mensaje de bienvenida al abrir el terminal (utilizar variable de entorno)</text:p>
      <text:p text:style-name="P25"><text:span text:style-name="Strong_20_Emphasis"><text:span text:style-name="T15">&lt;agregar que son los archivos de entorno&gt;</text:span></text:span></text:p>
      <text:p text:style-name="P25"><text:span text:style-name="Strong_20_Emphasis"><text:span text:style-name="T15"/></text:span></text:p>
      <text:p text:style-name="P24"><text:span text:style-name="Strong_20_Emphasis"><text:span text:style-name="T14">vim ~/.bashrc</text:span></text:span></text:p>
      <text:p text:style-name="P13">esc</text:p>
      <text:p text:style-name="P16">G</text:p>
      <text:p text:style-name="P26"><text:span text:style-name="Strong_20_Emphasis"><text:span text:style-name="T9">echo "</text:span></text:span><text:span text:style-name="Strong_20_Emphasis"><text:span text:style-name="T12">B</text:span></text:span><text:span text:style-name="Strong_20_Emphasis"><text:span text:style-name="T10">ienvenido &lt;nom_usuario&gt;!-&lt;nom_</text:span></text:span><text:span text:style-name="Strong_20_Emphasis"><text:span text:style-name="T13">producto</text:span></text:span><text:span text:style-name="Strong_20_Emphasis"><text:span text:style-name="T10">&gt;</text:span></text:span><text:span text:style-name="Strong_20_Emphasis"><text:span text:style-name="T16">|</text:span></text:span><text:span text:style-name="Strong_20_Emphasis"><text:span text:style-name="T17">&lt;</text:span></text:span><text:span text:style-name="Strong_20_Emphasis"><text:span text:style-name="T12">nom_empresa&gt;-”</text:span></text:span></text:p>
      <text:p text:style-name="P27"><text:span text:style-name="Strong_20_Emphasis"><text:span text:style-name="T11"/></text:span></text:p>
      <text:p text:style-name="P15"/>
      <text:p text:style-name="P8"><text:span text:style-name="T18">D</text:span>) <text:span text:style-name="T20">Estudio de roles y usuarios del sistema</text:span></text:p>
      <text:p text:style-name="P9"/>
      <text:p text:style-name="P17">Programador:</text:p>
      <text:p text:style-name="P17">Diseñador:</text:p>
      <text:p text:style-name="P17">Root:</text:p>
      <text:p text:style-name="P17">Marketing:</text:p>
      <text:p text:style-name="P18"/>
      <text:p text:style-name="P9"/>
      <text:p text:style-name="P9">E) Crear un script de administración de usuario </text:p>
      <text:p text:style-name="P9"/>
      <text:p text:style-name="P34">#/bin/bash</text:p>
      <text:p text:style-name="P35">Stop <text:span text:style-name="T19">= 0</text:span></text:p>
      <text:p text:style-name="P35"><text:span text:style-name="T19">while Stop=0; do</text:span></text:p>
      <text:p text:style-name="P35">echo <text:s/>--------------------------------------------------------------</text:p>
      <text:p text:style-name="P32"><text:span text:style-name="T22">echo <text:s/>/ 1- </text:span>Dar de Alta<text:span text:style-name="T22"> <text:s text:c="55"/>/</text:span></text:p>
      <text:p text:style-name="P32"><text:span text:style-name="T22">echo <text:s/>/ </text:span>2- Modificar User<text:span text:style-name="T22"> <text:s text:c="48"/>/</text:span></text:p>
      <text:p text:style-name="P32"><text:span text:style-name="T22">echo <text:s/>/ </text:span>3- Eliminar User<text:span text:style-name="T22"> <text:s text:c="50"/>/</text:span></text:p>
      <text:p text:style-name="P32"><text:span text:style-name="T22">echo <text:s/>/ </text:span>4- Base de datos <text:span text:style-name="T22"><text:s text:c="49"/>/</text:span></text:p>
      <text:p text:style-name="P32">echo <text:s/>/ 5- Salir <text:s text:c="66"/>/ <text:s text:c="8"/></text:p>
      <text:p text:style-name="P35">echo <text:s/>--------------------------------------------------------------</text:p>
      <text:p text:style-name="P32">read as</text:p>
      <text:p text:style-name="P32">case as in</text:p>
      <text:p text:style-name="P32"><text:soft-page-break/>1)</text:p>
      <text:p text:style-name="P32"/>
      <text:p text:style-name="P35">;;</text:p>
      <text:p text:style-name="P32">2)</text:p>
      <text:p text:style-name="P32"/>
      <text:p text:style-name="P32">;;</text:p>
      <text:p text:style-name="P32">3)</text:p>
      <text:p text:style-name="P32"/>
      <text:p text:style-name="P32">;;</text:p>
      <text:p text:style-name="P32">*<text:span text:style-name="T22">)</text:span></text:p>
      <text:p text:style-name="P32"><text:span text:style-name="T22"/></text:p>
      <text:p text:style-name="P32"><text:span text:style-name="T22">;;</text:span></text:p>
      <text:p text:style-name="P32">esac</text:p>
      <text:p text:style-name="P33">done</text:p>
      <text:p text:style-name="P32"><text:span text:style-name="T22"/></text:p>
      <text:p text:style-name="P32"><text:span text:style-name="T22"/></text:p>
      <text:p text:style-name="P9"/>
      <text:p text:style-name="P9"/>
      <text:p text:style-name="P9"/>
      <text:p text:style-name="P9"/>
      <text:p text:style-name="P9"/>
      <text:p text:style-name="P9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Roboto" svg:font-family="Roboto"/>
    <style:font-face style:name="arial" svg:font-family="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4T00:38:35.557000000</meta:creation-date>
    <dc:date>2021-08-28T14:14:49.032000000</dc:date>
    <meta:editing-duration>PT1H45M59S</meta:editing-duration>
    <meta:editing-cycles>6</meta:editing-cycles>
    <meta:generator>LibreOffice/5.1.2.2$Windows_x86 LibreOffice_project/d3bf12ecb743fc0d20e0be0c58ca359301eb705f</meta:generator>
    <meta:document-statistic meta:table-count="0" meta:image-count="0" meta:object-count="0" meta:page-count="3" meta:paragraph-count="60" meta:word-count="493" meta:character-count="3325" meta:non-whitespace-character-count="2595"/>
  </office:meta>
</office:document-meta>
</file>